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JsonViewControllerTest.test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astJsonViewControllerTest.test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astJsonViewControllerTest.test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astJsonViewControllerTest.tes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astJsonViewControllerTest.test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astJsonViewControllerTest.tes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